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242cm" fo:margin-left="1.242cm" fo:margin-top="0cm" fo:margin-bottom="0cm" table:align="left" style:writing-mode="lr-tb"/>
    </style:style>
    <style:style style:name="Таблица5.A" style:family="table-column">
      <style:table-column-properties style:column-width="1.249cm"/>
    </style:style>
    <style:style style:name="Таблица5.B" style:family="table-column">
      <style:table-column-properties style:column-width="13.993cm"/>
    </style:style>
    <style:style style:name="Таблица5.1" style:family="table-row">
      <style:table-row-properties style:min-row-height="0.801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" style:family="table">
      <style:table-properties style:width="16.51cm" fo:margin-left="-0.009cm" fo:margin-top="0cm" fo:margin-bottom="0cm" table:align="left" style:writing-mode="lr-tb"/>
    </style:style>
    <style:style style:name="Таблица6.A" style:family="table-column">
      <style:table-column-properties style:column-width="4.75cm"/>
    </style:style>
    <style:style style:name="Таблица6.B" style:family="table-column">
      <style:table-column-properties style:column-width="11.76cm"/>
    </style:style>
    <style:style style:name="Таблица6.1" style:family="table-row">
      <style:table-row-properties style:min-row-height="0.801cm" fo:keep-together="auto"/>
    </style:style>
    <style:style style:name="Таблица6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16.51cm" fo:margin-left="-0.009cm" fo:margin-top="0cm" fo:margin-bottom="0cm" table:align="left" style:writing-mode="lr-tb"/>
    </style:style>
    <style:style style:name="Таблица7.A" style:family="table-column">
      <style:table-column-properties style:column-width="4.75cm"/>
    </style:style>
    <style:style style:name="Таблица7.B" style:family="table-column">
      <style:table-column-properties style:column-width="11.76cm"/>
    </style:style>
    <style:style style:name="Таблица7.1" style:family="table-row">
      <style:table-row-properties style:min-row-height="0.801cm" fo:keep-together="auto"/>
    </style:style>
    <style:style style:name="Таблица7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" style:family="table">
      <style:table-properties style:width="16.51cm" fo:margin-left="-0.009cm" fo:margin-top="0cm" fo:margin-bottom="0cm" table:align="left" style:writing-mode="lr-tb"/>
    </style:style>
    <style:style style:name="Таблица8.A" style:family="table-column">
      <style:table-column-properties style:column-width="4.75cm"/>
    </style:style>
    <style:style style:name="Таблица8.B" style:family="table-column">
      <style:table-column-properties style:column-width="11.76cm"/>
    </style:style>
    <style:style style:name="Таблица8.1" style:family="table-row">
      <style:table-row-properties style:min-row-height="0.801cm" fo:keep-together="auto"/>
    </style:style>
    <style:style style:name="Таблица8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justify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justify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No_20_Spacing">
      <style:paragraph-properties fo:line-height="115%" fo:text-align="justify" style:justify-single-word="false"/>
      <style:text-properties fo:background-color="#808080"/>
    </style:style>
    <style:style style:name="P11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.282cm" loext:contextual-spacing="false" fo:line-height="115%" fo:hyphenation-ladder-count="no-limit"/>
      <style:text-properties fo:hyphenate="true" fo:hyphenation-remain-char-count="2" fo:hyphenation-push-char-count="2"/>
    </style:style>
    <style:style style:name="P13" style:family="paragraph" style:parent-style-name="Отчет_20_ППС">
      <style:paragraph-properties fo:line-height="115%" fo:text-align="center" style:justify-single-word="false" fo:break-before="page"/>
    </style:style>
    <style:style style:name="P14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5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7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style:font-name="Cambria" fo:font-size="11pt" style:font-name-asian="Times New Roman1" style:font-size-asian="11pt" style:language-asian="ru" style:country-asian="RU" style:font-size-complex="11pt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style:font-name="Cambria" fo:font-size="11pt" fo:background-color="#808080" style:font-name-asian="Times New Roman1" style:font-size-asian="11pt" style:language-asian="ru" style:country-asian="RU" style:font-size-complex="11pt"/>
    </style:style>
    <style:style style:name="P20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2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2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4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font-size="6pt" style:font-size-asian="6pt" style:font-size-complex="6pt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26" style:family="paragraph" style:parent-style-name="Отчет_20_ППС" style:list-style-name="WWNum19" style:master-page-name="Converted1">
      <style:paragraph-properties fo:margin-left="2cm" fo:margin-right="0cm" fo:line-height="150%" fo:text-indent="-0.75cm" style:auto-text-indent="false" style:page-number="auto" fo:break-before="page"/>
    </style:style>
    <style:style style:name="P27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28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2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No_20_Spacing" style:list-style-name="WWNum18">
      <style:paragraph-properties fo:line-height="115%"/>
    </style:style>
    <style:style style:name="P31" style:family="paragraph" style:parent-style-name="No_20_Spacing" style:list-style-name="WWNum39">
      <style:paragraph-properties fo:line-height="115%" fo:text-align="justify" style:justify-single-word="false"/>
    </style:style>
    <style:style style:name="P32" style:family="paragraph" style:parent-style-name="No_20_Spacing" style:list-style-name="WWNum39">
      <style:paragraph-properties fo:line-height="115%" fo:text-align="justify" style:justify-single-word="false"/>
      <style:text-properties fo:background-color="#808080"/>
    </style:style>
    <style:style style:name="P33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4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5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6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7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38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size-complex="12pt"/>
    </style:style>
    <style:style style:name="P39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size-complex="12pt"/>
    </style:style>
    <style:style style:name="P40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2pt" fo:background-color="#808080" style:font-name-asian="Times New Roman1" style:font-size-asian="12pt" style:language-asian="ru" style:country-asian="RU" style:font-size-complex="12pt"/>
    </style:style>
    <style:style style:name="P41" style:family="paragraph" style:parent-style-name="No_20_Spacing">
      <style:paragraph-properties fo:margin-top="0cm" fo:margin-bottom="0cm" loext:contextual-spacing="false" fo:line-height="100%"/>
      <style:text-properties style:font-name="Cambria" fo:font-size="11pt" style:font-name-asian="Times New Roman1" style:font-size-asian="11pt" style:language-asian="ru" style:country-asian="RU" style:font-size-complex="11pt"/>
    </style:style>
    <style:style style:name="P42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1pt" style:font-name-asian="Times New Roman1" style:font-size-asian="11pt" style:language-asian="ru" style:country-asian="RU" style:font-size-complex="11pt"/>
    </style:style>
    <style:style style:name="P43" style:family="paragraph" style:parent-style-name="No_20_Spacing">
      <style:paragraph-properties fo:margin-top="0cm" fo:margin-bottom="0cm" loext:contextual-spacing="false" fo:line-height="100%"/>
      <style:text-properties style:font-name="Cambria" fo:font-size="11pt" fo:language="en" fo:country="US" style:font-name-asian="Times New Roman1" style:font-size-asian="11pt" style:language-asian="ru" style:country-asian="RU" style:font-size-complex="11pt"/>
    </style:style>
    <style:style style:name="P44" style:family="paragraph" style:parent-style-name="No_20_Spacing">
      <style:paragraph-properties fo:margin-top="0cm" fo:margin-bottom="0cm" loext:contextual-spacing="false" fo:line-height="100%"/>
      <style:text-properties style:font-name="Cambria" fo:font-size="11pt" fo:background-color="#808080" style:font-name-asian="Times New Roman1" style:font-size-asian="11pt" style:language-asian="ru" style:country-asian="RU" style:font-size-complex="11pt"/>
    </style:style>
    <style:style style:name="P45" style:family="paragraph" style:parent-style-name="No_20_Spacing">
      <style:paragraph-properties fo:margin-top="0cm" fo:margin-bottom="0cm" loext:contextual-spacing="false" fo:line-height="100%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46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4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style:font-weight-asian="bold"/>
    </style:style>
    <style:style style:name="P48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weight="bold" style:font-weight-asian="bold"/>
    </style:style>
    <style:style style:name="P4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50" style:family="paragraph" style:parent-style-name="No_20_Spacing">
      <style:paragraph-properties fo:margin-left="1.884cm" fo:margin-right="0cm" fo:line-height="115%" fo:text-align="justify" style:justify-single-word="false" fo:text-indent="0cm" style:auto-text-indent="false"/>
      <style:text-properties fo:background-color="#808080"/>
    </style:style>
    <style:style style:name="P51" style:family="paragraph" style:parent-style-name="No_20_Spacing" style:list-style-name="WWNum38">
      <style:paragraph-properties fo:margin-left="1.752cm" fo:margin-right="0cm" fo:line-height="115%" fo:text-align="justify" style:justify-single-word="false" fo:text-indent="-0.501cm" style:auto-text-indent="false"/>
    </style:style>
    <style:style style:name="P52" style:family="paragraph" style:parent-style-name="No_20_Spacing" style:list-style-name="WWNum38">
      <style:paragraph-properties fo:margin-left="1.752cm" fo:margin-right="0cm" fo:line-height="115%" fo:text-align="justify" style:justify-single-word="false" fo:text-indent="-0.501cm" style:auto-text-indent="false"/>
      <style:text-properties fo:background-color="#808080"/>
    </style:style>
    <style:style style:name="P53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/>
    </style:style>
    <style:style style:name="T3" style:family="text">
      <style:text-properties fo:language="en" fo:country="US" officeooo:rsid="000b6793"/>
    </style:style>
    <style:style style:name="T4" style:family="text">
      <style:text-properties style:font-name="Cambria" fo:font-size="12pt" fo:background-color="#808080" loext:char-shading-value="0" style:font-size-asian="12pt" style:font-size-complex="12pt"/>
    </style:style>
    <style:style style:name="T5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6" style:family="text">
      <style:text-properties style:font-name="Cambria" fo:font-size="12pt" fo:language="en" fo:country="US" officeooo:rsid="000b6793" fo:background-color="#808080" loext:char-shading-value="0" style:font-size-asian="12pt" style:font-size-complex="12pt"/>
    </style:style>
    <style:style style:name="T7" style:family="text">
      <style:text-properties style:font-name="Cambria" fo:font-size="11pt" style:font-size-asian="11pt" style:font-size-complex="11pt"/>
    </style:style>
    <style:style style:name="T8" style:family="text">
      <style:text-properties style:font-name="Cambria" fo:font-size="11pt" fo:background-color="#808080" loext:char-shading-value="0" style:font-size-asian="11pt" style:font-size-complex="11pt"/>
    </style:style>
    <style:style style:name="T9" style:family="text">
      <style:text-properties style:font-name="Cambria" fo:font-size="11pt" fo:language="en" fo:country="US" style:font-size-asian="11pt" style:font-size-complex="11pt"/>
    </style:style>
    <style:style style:name="T10" style:family="text">
      <style:text-properties style:font-name="Cambria" fo:font-size="11pt" fo:language="en" fo:country="US" fo:background-color="#808080" loext:char-shading-value="0" style:font-size-asian="11pt" style:font-size-complex="11pt"/>
    </style:style>
    <style:style style:name="T11" style:family="text">
      <style:text-properties style:font-name="Cambria" fo:font-size="11pt" fo:font-style="italic" fo:background-color="#808080" loext:char-shading-value="0" style:font-size-asian="11pt" style:font-style-asian="italic" style:font-size-complex="11pt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fo:background-color="#808080" loext:char-shading-value="0" style:font-style-asian="italic"/>
    </style:style>
    <style:style style:name="T15" style:family="text">
      <style:text-properties fo:font-style="italic" style:text-underline-style="none" style:font-style-asian="italic"/>
    </style:style>
    <style:style style:name="T16" style:family="text">
      <style:text-properties fo:background-color="#80808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_Hlk95946734"/>МИНИСТЕРСТВО НАУКИ И ВЫСШЕГО ОБРАЗОВАНИЯ РОССИЙСКОЙ ФЕДЕРАЦИИ</text:p>
      <text:p text:style-name="P27">Федеральное государственное автономное образовательное учреждение высшего образования</text:p>
      <text:p text:style-name="P2">«САНКТ-ПЕТЕРБУРГСКИЙ ГОСУДАРСТВЕННЫЙ УНИВЕРСИТЕТ</text:p>
      <text:p text:style-name="P2">АЭРОКОСМИЧЕСКОГО ПРИБОРОСТРОЕНИЯ»</text:p>
      <text:p text:style-name="P2"/>
      <text:p text:style-name="P2">КАФЕДРА КОМПЬЮТЕРНЫХ ТЕХНОЛОГИЙ</text:p>
      <text:p text:style-name="P4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ОТЧЕТ ЗАЩИЩЕН С ОЦЕНКОЙ: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4">Старший преподаватель</text:p>
          </table:table-cell>
          <table:table-cell table:style-name="Таблица2.B1" office:value-type="string">
            <text:p text:style-name="P37">/</text:p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15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34">/</text:p>
          </table:table-cell>
          <table:table-cell table:style-name="Таблица2.A1" office:value-type="string">
            <text:p text:style-name="P14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2">(должность, учёная степень, звание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22">(подпись)</text:p>
          </table:table-cell>
          <table:table-cell table:style-name="Таблица2.B1" office:value-type="string">
            <text:p text:style-name="P22"/>
          </table:table-cell>
          <table:table-cell table:style-name="Таблица2.A2" office:value-type="string">
            <text:p text:style-name="P22">(дата защиты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2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9">ОТЧЕТ О ЛАБОРАТОРНОЙ РАБОТЕ №<text:span text:style-name="T3">2</text:span></text:p>
      <text:p text:style-name="P9"/>
      <text:p text:style-name="P9">«ОПИСАНИЕ ВЗАИМОДЕЙСТВИЯ ПОЛЬЗОВАТЕЛЯ И СИСТЕМЫ.</text:p>
      <text:p text:style-name="P9">СПЕЦИФИКАЦИЯ ВАРИАНТА ИСПОЛЬЗОВАНИЯ»</text:p>
      <text:p text:style-name="P9"/>
      <text:p text:style-name="P9">ПО КУРСУ: «ПРОЕКТИРОВАНИЕ ПРОГРАММНЫХ СИСТЕМ»</text:p>
      <text:p text:style-name="P9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4">РАБОТУ ВЫПОЛНИЛ (-А) СТУДЕНТ (-КА):</text:p>
          </table:table-cell>
          <table:table-cell table:style-name="Таблица3.B1" office:value-type="string">
            <text:p text:style-name="P38">7777</text:p>
          </table:table-cell>
          <table:table-cell table:style-name="Таблица3.A1" office:value-type="string">
            <text:p text:style-name="P34">/</text:p>
          </table:table-cell>
          <table:table-cell table:style-name="Таблица3.B1" office:value-type="string">
            <text:p text:style-name="P38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B2" office:value-type="string">
            <text:p text:style-name="P22">(номер группы)</text:p>
          </table:table-cell>
          <table:table-cell table:style-name="Таблица3.A1" office:value-type="string">
            <text:p text:style-name="P17"/>
          </table:table-cell>
          <table:table-cell table:style-name="Таблица3.B2" office:value-type="string">
            <text:p text:style-name="P22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/</text:p>
          </table:table-cell>
          <table:table-cell table:style-name="Таблица4.C1" office:value-type="string">
            <text:p text:style-name="P14"/>
          </table:table-cell>
          <table:table-cell table:style-name="Таблица4.A1" office:value-type="string">
            <text:p text:style-name="P34">/</text:p>
          </table:table-cell>
          <table:table-cell table:style-name="Таблица4.C1" office:value-type="string">
            <text:p text:style-name="P20"><text:span text:style-name="T4">02.0</text:span><text:span text:style-name="T6">4</text:span><text:span text:style-name="T4">.2</text:span><text:span text:style-name="T5">022</text:span></text:p>
          </table:table-cell>
        </table:table-row>
        <table:table-row table:style-name="Таблица4.1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C2" office:value-type="string">
            <text:p text:style-name="P22">(подпись студента)</text:p>
          </table:table-cell>
          <table:table-cell table:style-name="Таблица4.A1" office:value-type="string">
            <text:p text:style-name="P17"/>
          </table:table-cell>
          <table:table-cell table:style-name="Таблица4.C2" office:value-type="string">
            <text:p text:style-name="P22">(дата отчета)</text:p>
          </table:table-cell>
        </table:table-row>
      </table:table>
      <text:p text:style-name="No_20_Spacing"/>
      <text:p text:style-name="P11"/>
      <text:p text:style-name="P13">ВВЕДЕНИЕ</text:p>
      <text:p text:style-name="P23"/>
      <text:p text:style-name="P23"/>
      <text:p text:style-name="P23"><text:span text:style-name="T12">Актуальность. </text:span>Варианты использования предназначены в первую очередь для определения функциональных требований к системе и <text:s/>управляют всем процессом разработки. Основные виды деятельности такие как анализ, проектирование и тестирование выполняются на основе вариантов использования.</text:p>
      <text:p text:style-name="P23">Во время анализа и проектирования варианты использования позволяют понять, каким образом результаты, которые хочет получить пользователь, влияют на архитектуру системы и как должны вести себя компоненты системы, для того чтобы реализовать нужную для пользователя функциональность. При этом корректность реализации определяется посредством выполнения тест-кейсов, которые составляют на основе вариантов использования.</text:p>
      <text:p text:style-name="P23"/>
      <text:p text:style-name="P47">Цель лабораторной работы:</text:p>
      <text:p text:style-name="P23">Изучить один из способов описания взаимодействия пользователя и системы на примере составления спецификации варианта использования.</text:p>
      <text:p text:style-name="P23"/>
      <text:p text:style-name="P47">Для достижения поставленной в лабораторной работе цели подлежат решению следующие задачи:</text:p>
      <text:p text:style-name="P23">В соответствии с индивидуальным вариантом задания необходимо составить спецификацию вариантов использования. Количество вариантов использования для спецификации зависит от следующих требований:</text:p>
      <text:p text:style-name="P24"/>
      <text:list xml:id="list315723504" text:style-name="WWNum18">
        <text:list-item>
          <text:p text:style-name="P30">Варианты использования для операций <text:span text:style-name="T1">CRUD</text:span> рассматриваются как единый вариант использования, где добавление, чтение, редактирование и удаление — это <text:span text:style-name="T13">основные потоки</text:span>;</text:p>
        </text:list-item>
        <text:list-item>
          <text:p text:style-name="P30">Суммарно не менее 4 альтернативных потоков на все варианты использования (при этом для каждого варианта использования определены <text:span text:style-name="T13">возможные</text:span> альтернативные потоки);</text:p>
        </text:list-item>
        <text:list-item>
          <text:p text:style-name="P30">Суммарно не менее 4 исключений на все варианты использования <text:line-break/>(при этом для каждого вариант использования определены <text:span text:style-name="T13">наиболее вероятные</text:span> исключения, которые не позволяют успешно выполнить заданные основные и альтернативные направления развития варианта использования);</text:p>
        </text:list-item>
        <text:list-item>
          <text:p text:style-name="P30">Для каждого варианта использования заданы метки начала альтернативных потоков и вызова исключений.</text:p>
        </text:list-item>
      </text:list>
      <text:p text:style-name="P23"/>
      <text:p text:style-name="P48">Предметная область, в рамках которой выполнена реализация задач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9">117</text:p>
          </table:table-cell>
          <table:table-cell table:style-name="Таблица5.A1" office:value-type="string">
            <text:p text:style-name="P40">Электронный тематический журнал манги</text:p>
          </table:table-cell>
        </table:table-row>
      </table:table>
      <text:p text:style-name="P23"/>
      <text:p text:style-name="P25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</text:p>
      <text:list xml:id="list815887597" text:style-name="WWNum19">
        <text:list-item>
          <text:p text:style-name="P26">Спецификация вариантов использования</text:p>
        </text:list-item>
      </text:list>
      <text:p text:style-name="P7"/>
      <text:p text:style-name="P25">Обратите внимание на следующие моменты:</text:p>
      <text:list xml:id="list1960175372" text:style-name="WWNum39">
        <text:list-item>
          <text:p text:style-name="P32">Офисный пакет может применять автоматическую нумерацию при переходе на следующую строку — чтобы избежать этого: CTRL + Z (отмена текущей операции);</text:p>
        </text:list-item>
        <text:list-item>
          <text:p text:style-name="P31"><text:span text:style-name="T16">В представленном примере между клиентом и пользователем есть разница: клиент — пользователь, который приобрел печатную продукцию или участвует в её приобретении; пользователем при этом называется посетитель сайта; пользователи с расширенными правами именуются соответственно их ролям в системе: администратор, модератор, контент-менеджер, </text:span><text:span text:style-name="T14">et cetera</text:span><text:span text:style-name="T16">;</text:span></text:p>
        </text:list-item>
        <text:list-item>
          <text:p text:style-name="P32">По заданию необходимо указать наиболее вероятные исключения. Если ВИ предусматривает заполнение полей формы, то в этом случае необходимо указать, какие из полей являются обязательными для заполнения и как отреагирует система, если часть из них не будет заполнена или заполнена некорректно (исключения); если у вас предусмотрена загрузка файла, наиболее частые исключения для таких ВИ связаны с неподдерживаемым форматом файла и превышением его допустимого размера; не забудьте, что требуется не только указать исключение, но и описать, как система корректно его обработает;</text:p>
        </text:list-item>
        <text:list-item>
          <text:p text:style-name="P32">Все ВИ пишутся в контексте диалога пользователя и системы. Таким образом, после каждого действия пользователя должна идти ответная реакция системы, при этом ответных реакций системы может быть несколько:</text:p>
        </text:list-item>
      </text:list>
      <text:p text:style-name="P50">НЕПРАВИЛЬНО: Клиент сделал / Клиент сделал / Клиент сделал / Реакция системы;</text:p>
      <text:p text:style-name="P50">ПРАВИЛЬНО: Клиент сделал / Реакция системы / Клиент сделал / Реакция системы / Реакция системы / Реакция системы;</text:p>
      <text:list xml:id="list151013854658318" text:continue-numbering="true" text:style-name="WWNum39">
        <text:list-item>
          <text:p text:style-name="P32">Каждый ВИ должен быть снабжен метками начала альтернативных потоков и вызова исключений. Кроме того, необходимо также указать, куда будет осуществлен возврат (к какому пункту и какого потока). Метки необходимы для сопровождения ВИ и ссылок на них в другой документации.</text:p>
        </text:list-item>
      </text:list>
      <text:p text:style-name="P10"/>
      <text:p text:style-name="P6">Таблица 1 — ВИ «<text:span text:style-name="T16">Бесплатный ознакомительный просмотр манги</text:span>»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8">Идентификатор ВИ</text:p>
          </table:table-cell>
          <table:table-cell table:style-name="Таблица6.A1" office:value-type="string">
            <text:p text:style-name="P21"><text:span text:style-name="T9">UC-</text:span><text:span text:style-name="T7">7</text:span></text:p>
          </table:table-cell>
        </table:table-row>
        <table:table-row table:style-name="Таблица6.1">
          <table:table-cell table:style-name="Таблица6.A2" office:value-type="string">
            <text:p text:style-name="P18">Наименование</text:p>
          </table:table-cell>
          <table:table-cell table:style-name="Таблица6.B2" office:value-type="string">
            <text:p text:style-name="P18">Бесплатный ознакомительный просмотр манги</text:p>
          </table:table-cell>
        </table:table-row>
        <table:table-row table:style-name="Таблица6.1">
          <table:table-cell table:style-name="Таблица6.A3" office:value-type="string">
            <text:p text:style-name="P18">Автор</text:p>
          </table:table-cell>
          <table:table-cell table:style-name="Таблица6.B3" office:value-type="string">
            <text:p text:style-name="P42">Евгений Павлов</text:p>
          </table:table-cell>
        </table:table-row>
        <table:table-row table:style-name="Таблица6.1">
          <table:table-cell table:style-name="Таблица6.A4" office:value-type="string">
            <text:p text:style-name="P18">Дата создания</text:p>
          </table:table-cell>
          <table:table-cell table:style-name="Таблица6.B4" office:value-type="string">
            <text:p text:style-name="P18">02.03.2022</text:p>
          </table:table-cell>
        </table:table-row>
        <table:table-row table:style-name="Таблица6.1">
          <table:table-cell table:style-name="Таблица6.A5" office:value-type="string">
            <text:p text:style-name="P18">Основное <text:line-break/>действующее лицо</text:p>
          </table:table-cell>
          <table:table-cell table:style-name="Таблица6.B5" office:value-type="string">
            <text:p text:style-name="P18">Посетитель сайта, клиент</text:p>
          </table:table-cell>
        </table:table-row>
        <text:soft-page-break/>
        <table:table-row table:style-name="Таблица6.1">
          <table:table-cell table:style-name="Таблица6.A6" office:value-type="string">
            <text:p text:style-name="P18">Дополнительное действующее лицо</text:p>
          </table:table-cell>
          <table:table-cell table:style-name="Таблица6.B6" office:value-type="string">
            <text:p text:style-name="P18">—</text:p>
          </table:table-cell>
        </table:table-row>
        <table:table-row table:style-name="Таблица6.1">
          <table:table-cell table:style-name="Таблица6.A7" office:value-type="string">
            <text:p text:style-name="P18">Описание</text:p>
          </table:table-cell>
          <table:table-cell table:style-name="Таблица6.B7" office:value-type="string">
            <text:p text:style-name="P18">Посетитель сайта <text:s/>(или клиент) обращается к системе, просматривает список изданных журналов за определённый период (со списком манги, которую они в себя включают), либо видит список манги на главной странице (в разделе последние добавления). Выбирает определенную мангу и нажимает на «Ознакомительный просмотр»</text:p>
          </table:table-cell>
        </table:table-row>
        <table:table-row table:style-name="Таблица6.1">
          <table:table-cell table:style-name="Таблица6.A8" office:value-type="string">
            <text:p text:style-name="P18">Приоритет</text:p>
          </table:table-cell>
          <table:table-cell table:style-name="Таблица6.B8" office:value-type="string">
            <text:p text:style-name="P18">Высокий</text:p>
          </table:table-cell>
        </table:table-row>
        <table:table-row table:style-name="Таблица6.1">
          <table:table-cell table:style-name="Таблица6.A9" office:value-type="string">
            <text:p text:style-name="P18">Условие-триггер</text:p>
          </table:table-cell>
          <table:table-cell table:style-name="Таблица6.B9" office:value-type="string">
            <text:p text:style-name="P18">Пользователь выражает намерение ознакомиться с мангой посредством взаимодействия с элементом интерфейса «Ознакомительный просмотр»</text:p>
          </table:table-cell>
        </table:table-row>
        <table:table-row table:style-name="Таблица6.1">
          <table:table-cell table:style-name="Таблица6.A10" office:value-type="string">
            <text:p text:style-name="P18">Предварительные условия</text:p>
          </table:table-cell>
          <table:table-cell table:style-name="Таблица6.B10" office:value-type="string">
            <text:p text:style-name="P21"><text:span text:style-name="T9">PRE</text:span><text:span text:style-name="T7">-1 База данных (БД) манги в данный момент доступна</text:span></text:p>
            <text:p text:style-name="P21"><text:span text:style-name="T9">PRE</text:span><text:span text:style-name="T7">-2 Данная манга доступна для ознакомительного просмотра (в противном случае кнопка просмотра будет неактивна)</text:span></text:p>
            <text:p text:style-name="P21"><text:span text:style-name="T9">PRE</text:span><text:span text:style-name="T7">-3 Пользователь выполнил вход в систему (в противном случае может действовать дополнительное ограничение для доступных страниц манги в ознакомительном просмотре)</text:span></text:p>
          </table:table-cell>
        </table:table-row>
        <table:table-row table:style-name="Таблица6.1">
          <table:table-cell table:style-name="Таблица6.A11" office:value-type="string">
            <text:p text:style-name="P18">Выходные условия</text:p>
          </table:table-cell>
          <table:table-cell table:style-name="Таблица6.B11" office:value-type="string">
            <text:p text:style-name="P21"><text:span text:style-name="T9">POST</text:span><text:span text:style-name="T7">-1 Система предоставляет интерфейс для просмотра страниц манги</text:span></text:p>
            <text:p text:style-name="P21"><text:span text:style-name="T9">POST</text:span><text:span text:style-name="T7">-2 Либо осуществляется переадресация на сайт издателя</text:span></text:p>
          </table:table-cell>
        </table:table-row>
        <table:table-row table:style-name="Таблица6.1">
          <table:table-cell table:style-name="Таблица6.A12" office:value-type="string">
            <text:p text:style-name="P18">Основные потоки</text:p>
          </table:table-cell>
          <table:table-cell table:style-name="Таблица6.B12" office:value-type="string">
            <text:p text:style-name="P18">1.0 Ознакомительный просмотр манги</text:p>
            <text:p text:style-name="P18">1. Пользователь выбирает конкретную мангу для ознакомительного просмотра (см. 1.1)</text:p>
            <text:p text:style-name="P18">2. Система отображает дополнительное окно интерфейса поверх исходной страницы; дополнительное окно включает в себя:</text:p>
            <text:p text:style-name="P18">- окно просмотра страницы манги</text:p>
            <text:p text:style-name="P18">- кнопки управления: вперед / назад / закрыть / полноэкранный режим / растянуть по ширине экрана / кнопка смены способа навигации (см. 1.2)</text:p>
            <text:p text:style-name="P18">3. Пользователь просматривает страницы манги (1.0 Е1)</text:p>
            <text:p text:style-name="P18">4. Система осуществляет смену страниц и отображает их порядковый номер</text:p>
            <text:p text:style-name="P18">5. Пользователь доходит до конца фрагмента манги для ознакомительного просмотра (по умолчанию 10-ая страница)</text:p>
            <text:p text:style-name="P18">6. Система блокирует окно просмотра</text:p>
            <text:p text:style-name="P18">7. Система предлагает пользователю приобрести мангу, показывает ссылку на сайт издателя и кнопку с предложением вернуться к просмотру ознакомительного фрагмента манги</text:p>
          </table:table-cell>
        </table:table-row>
        <table:table-row table:style-name="Таблица6.1">
          <table:table-cell table:style-name="Таблица6.A13" office:value-type="string">
            <text:p text:style-name="P18">Альтернативные потоки</text:p>
          </table:table-cell>
          <table:table-cell table:style-name="Таблица6.B13" office:value-type="string">
            <text:p text:style-name="P18">1.1 Просмотр возможен только на сайте издателя</text:p>
            <text:p text:style-name="P18">1. При взаимодействии с элементом «Ознакомительный просмотр» осуществляется переадресация на сайт издателя</text:p>
            <text:p text:style-name="P18">2. Система завершает вариант использования</text:p>
            <text:p text:style-name="P18"/>
            <text:p text:style-name="P18">1.2 Ознакомительный просмотр манги (через ползунок)</text:p>
            <text:p text:style-name="P18">1. Пользователь выбирает иной способ навигации (через ползунок)</text:p>
            <text:p text:style-name="P18">2. Система скрывает кнопки «вперед» и «назад»;</text:p>
            <text:p text:style-name="P18">3. В нижней части окна просмотра система показывает ползунок, положение которого соответствует определенной странице манги;</text:p>
            <text:p text:style-name="P18">4. Возврат к пункту 2 основного потока</text:p>
          </table:table-cell>
        </table:table-row>
        <table:table-row table:style-name="Таблица6.1">
          <table:table-cell table:style-name="Таблица6.A14" office:value-type="string">
            <text:p text:style-name="P18">Исключения</text:p>
          </table:table-cell>
          <table:table-cell table:style-name="Таблица6.B14" office:value-type="string">
            <text:p text:style-name="P21"><text:span text:style-name="T7">1.0 Е1 Для манги задано отдельное ограничение по доступным </text:span><text:soft-page-break/><text:span text:style-name="T7">страницам (в этом случае для дальнейшего просмотра требуется авторизация)</text:span></text:p>
            <text:p text:style-name="P18">1. Система блокирует окно просмотра и выводит на экран информационное сообщение с предложением авторизации для дальнейшего просмотра</text:p>
            <text:p text:style-name="P18">2. Система предлагает пользователю приобрести мангу, показывает ссылку на сайт издателя и кнопку с предложением вернуться к просмотру ознакомительного фрагмента манги</text:p>
            <text:p text:style-name="P18">3. Пользователь возвращается к ознакомительному просмотру (возврат к пункту 3 основного потока), либо закрывает окно просмотра (завершение варианта использования) или нажимает на предложение авторизации — в этом случае система перенаправляет пользователя на форму авторизации (другой ВИ)</text:p>
          </table:table-cell>
        </table:table-row>
        <table:table-row table:style-name="Таблица6.1">
          <table:table-cell table:style-name="Таблица6.A15" office:value-type="string">
            <text:p text:style-name="P18">Бизнес-правила</text:p>
          </table:table-cell>
          <table:table-cell table:style-name="Таблица6.B15" office:value-type="string">
            <text:p text:style-name="P18">(в рамках данной работы не заданы)</text:p>
          </table:table-cell>
        </table:table-row>
        <table:table-row table:style-name="Таблица6.1">
          <table:table-cell table:style-name="Таблица6.A16" office:value-type="string">
            <text:p text:style-name="P18">Другая информация</text:p>
          </table:table-cell>
          <table:table-cell table:style-name="Таблица6.B16" office:value-type="string">
            <text:p text:style-name="P18">1. Пользователь может завершить вариант использования в любой момент, нажав на кнопку «Закрыть»</text:p>
            <text:p text:style-name="P18">2. После осуществления авторизации пользователь должен иметь возможность продолжить просмотр манги с того места (конкретная страница), где было вызвано исключение 1.0 Е1</text:p>
          </table:table-cell>
        </table:table-row>
        <table:table-row table:style-name="Таблица6.1">
          <table:table-cell table:style-name="Таблица6.A17" office:value-type="string">
            <text:p text:style-name="P18">Предположения</text:p>
          </table:table-cell>
          <table:table-cell table:style-name="Таблица6.B17" office:value-type="string">
            <text:p text:style-name="P18">—</text:p>
          </table:table-cell>
        </table:table-row>
      </table:table>
      <text:p text:style-name="P8"/>
      <text:p text:style-name="P7"/>
      <text:p text:style-name="P5">Таблица 2 — ВИ «<text:span text:style-name="T16">Заказ печатной версии журнала</text:span>»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8">Идентификатор ВИ</text:p>
          </table:table-cell>
          <table:table-cell table:style-name="Таблица7.A1" office:value-type="string">
            <text:p text:style-name="P21"><text:span text:style-name="T9">UC-</text:span><text:span text:style-name="T7">8</text:span></text:p>
          </table:table-cell>
        </table:table-row>
        <table:table-row table:style-name="Таблица7.1">
          <table:table-cell table:style-name="Таблица7.A2" office:value-type="string">
            <text:p text:style-name="P18">Наименование</text:p>
          </table:table-cell>
          <table:table-cell table:style-name="Таблица7.B2" office:value-type="string">
            <text:p text:style-name="P18">Заказ печатной версии журнала</text:p>
          </table:table-cell>
        </table:table-row>
        <table:table-row table:style-name="Таблица7.1">
          <table:table-cell table:style-name="Таблица7.A3" office:value-type="string">
            <text:p text:style-name="P18">Автор</text:p>
          </table:table-cell>
          <table:table-cell table:style-name="Таблица7.B3" office:value-type="string">
            <text:p text:style-name="P42">Евгений Павлов</text:p>
          </table:table-cell>
        </table:table-row>
        <table:table-row table:style-name="Таблица7.1">
          <table:table-cell table:style-name="Таблица7.A4" office:value-type="string">
            <text:p text:style-name="P18">Дата создания</text:p>
          </table:table-cell>
          <table:table-cell table:style-name="Таблица7.B4" office:value-type="string">
            <text:p text:style-name="P18">02.03.2023</text:p>
          </table:table-cell>
        </table:table-row>
        <table:table-row table:style-name="Таблица7.1">
          <table:table-cell table:style-name="Таблица7.A5" office:value-type="string">
            <text:p text:style-name="P18">Основное <text:line-break/>действующее лицо</text:p>
          </table:table-cell>
          <table:table-cell table:style-name="Таблица7.B5" office:value-type="string">
            <text:p text:style-name="P18">Клиент, посетитель сайта</text:p>
          </table:table-cell>
        </table:table-row>
        <table:table-row table:style-name="Таблица7.1">
          <table:table-cell table:style-name="Таблица7.A6" office:value-type="string">
            <text:p text:style-name="P18">Дополнительное действующее лицо</text:p>
          </table:table-cell>
          <table:table-cell table:style-name="Таблица7.B6" office:value-type="string">
            <text:p text:style-name="P18">Сервис электронных платежей, менеджер заказов</text:p>
          </table:table-cell>
        </table:table-row>
        <table:table-row table:style-name="Таблица7.1">
          <table:table-cell table:style-name="Таблица7.A7" office:value-type="string">
            <text:p text:style-name="P18">Описание</text:p>
          </table:table-cell>
          <table:table-cell table:style-name="Таблица7.B7" office:value-type="string">
            <text:p text:style-name="P18">Клиент обращается к системе, просматривает список изданных журналов за определённый период, выбирает номер журнала и осуществляет заказ печатной версии для самовывоза непосредственно из представительства издателя или выбирает доставку в определённый пункт</text:p>
          </table:table-cell>
        </table:table-row>
        <table:table-row table:style-name="Таблица7.1">
          <table:table-cell table:style-name="Таблица7.A8" office:value-type="string">
            <text:p text:style-name="P18">Приоритет</text:p>
          </table:table-cell>
          <table:table-cell table:style-name="Таблица7.B8" office:value-type="string">
            <text:p text:style-name="P18">Высокий</text:p>
          </table:table-cell>
        </table:table-row>
        <table:table-row table:style-name="Таблица7.1">
          <table:table-cell table:style-name="Таблица7.A9" office:value-type="string">
            <text:p text:style-name="P18">Условие-триггер</text:p>
          </table:table-cell>
          <table:table-cell table:style-name="Таблица7.B9" office:value-type="string">
            <text:p text:style-name="P18">Клиент выражает намерение заказать печатную продукцию посредством взаимодействия с элементом интерфейса «Заказать печатную версию журнала»</text:p>
          </table:table-cell>
        </table:table-row>
        <table:table-row table:style-name="Таблица7.1">
          <table:table-cell table:style-name="Таблица7.A10" office:value-type="string">
            <text:p text:style-name="P18">Предварительные условия</text:p>
          </table:table-cell>
          <table:table-cell table:style-name="Таблица7.B10" office:value-type="string">
            <text:p text:style-name="P21"><text:span text:style-name="T9">PRE</text:span><text:span text:style-name="T7">-1 Клиент выполнил вход в систему (в противном случае форма для заказа будет пустой)</text:span></text:p>
            <text:p text:style-name="P21"><text:span text:style-name="T9">PRE</text:span><text:span text:style-name="T7">-2 БД номеров журнала в данный момент доступна</text:span></text:p>
            <text:p text:style-name="P21"><text:span text:style-name="T9">PRE</text:span><text:span text:style-name="T7">-3 Номер журнала доступен для осуществления заказа</text:span></text:p>
          </table:table-cell>
        </table:table-row>
        <table:table-row table:style-name="Таблица7.1">
          <table:table-cell table:style-name="Таблица7.A11" office:value-type="string">
            <text:p text:style-name="P18">Выходные условия</text:p>
          </table:table-cell>
          <table:table-cell table:style-name="Таблица7.B11" office:value-type="string">
            <text:p text:style-name="P21"><text:span text:style-name="T9">POST</text:span><text:span text:style-name="T7">-1 Заказ сохранён в БД с состоянием «Принят»</text:span></text:p>
            <text:p text:style-name="P21"><text:span text:style-name="T9">POST</text:span><text:span text:style-name="T7">-2 Список доступных номеров журнала обновлен с учетом элементов данного заказа</text:span></text:p>
            <text:p text:style-name="P21"><text:span text:style-name="T9">POST</text:span><text:span text:style-name="T7">-3 Система выводит подробную информацию о заказе на </text:span><text:soft-page-break/><text:span text:style-name="T7">экран</text:span></text:p>
            <text:p text:style-name="P21"><text:span text:style-name="T9">POST</text:span><text:span text:style-name="T7">-4 Система отправляет </text:span><text:span text:style-name="T9">SMS</text:span><text:span text:style-name="T7">-уведомление на указанный в заказе номер телефона</text:span></text:p>
          </table:table-cell>
        </table:table-row>
        <table:table-row table:style-name="Таблица7.1">
          <table:table-cell table:style-name="Таблица7.A12" office:value-type="string">
            <text:p text:style-name="P18">Основные потоки</text:p>
          </table:table-cell>
          <table:table-cell table:style-name="Таблица7.B12" office:value-type="string">
            <text:p text:style-name="P18">1.0 Заказ печатной продукции</text:p>
            <text:p text:style-name="P18">1. Клиент просматривает список изданных номеров журнала за определённый период</text:p>
            <text:p text:style-name="P18">2. Система отображает список доступных для заказа номеров журнала и специальные предложения (акции)</text:p>
            <text:p text:style-name="P18">3. Клиент выбирает один или более журналов из списка и перемещает их в корзину</text:p>
            <text:p text:style-name="P18">4. В корзине отображается количество выбранных позиций</text:p>
            <text:p text:style-name="P18">5. Клиент переходит к оформлению заказа (см. 1.1)</text:p>
            <text:p text:style-name="P18">6. Система просит проверить заполненную форму (регистрационные данные) и скорректировать количество печатной продукции для заказа (см. 1.2)</text:p>
            <text:p text:style-name="P18">7. Клиент подтверждает, что оформление заказа завершено</text:p>
            <text:p text:style-name="P18">8. Система отображает номера журналов в заказе с указанием стоимости отдельной позиции и общую сумму заказа, включая налог и стоимость доставки</text:p>
            <text:p text:style-name="P18">9. Клиент подтверждает заказ или делает запрос на изменение заказа</text:p>
            <text:p text:style-name="P18">10. Система выводит возможное время и пункты доставки</text:p>
            <text:p text:style-name="P18">11. Клиент выбирает время (из списка) и указывает пункт доставки (см. 1.0 Е1)</text:p>
            <text:p text:style-name="P18">12. Клиент указывает метод оплаты</text:p>
            <text:p text:style-name="P18">13. Система подтверждает, что заказ принят</text:p>
            <text:p text:style-name="P21"><text:span text:style-name="T7">14. Система отправляет клиенту </text:span><text:span text:style-name="T9">SMS</text:span><text:span text:style-name="T7">-сообщение на указанный в заказе номер с подтверждением деталей заказа, включая указания по доставке</text:span></text:p>
            <text:p text:style-name="P18">15. Система сохраняет заказ в БД, посылает информацию о заказе менеджеру заказов</text:p>
          </table:table-cell>
        </table:table-row>
        <table:table-row table:style-name="Таблица7.1">
          <table:table-cell table:style-name="Таблица7.A13" office:value-type="string">
            <text:p text:style-name="P18">Альтернативные потоки</text:p>
          </table:table-cell>
          <table:table-cell table:style-name="Таблица7.B13" office:value-type="string">
            <text:p text:style-name="P18">1.1 Заполнение формы неавторизованным пользователем (посетитель сайта)</text:p>
            <text:p text:style-name="P18">1. Система просит заполнить форму заказа:</text:p>
            <text:p text:style-name="P18">- Имя (обязательно)</text:p>
            <text:p text:style-name="P18">- Телефон (обязательно)</text:p>
            <text:p text:style-name="P18">- Пункт доставки (обязательно)</text:p>
            <text:p text:style-name="P21"><text:span text:style-name="T7">- </text:span><text:span text:style-name="T9">Email</text:span></text:p>
            <text:p text:style-name="P18">- Время доставки (если в пункте доставки указано представительство издателя, то время доставки не является обязательным для заполнения)</text:p>
            <text:p text:style-name="P18">- Комментарий</text:p>
            <text:p text:style-name="P18">2. Пользователь заполняет все обязательные поля (см. 1.1 Е2)</text:p>
            <text:p text:style-name="P18">3. Возврат к пункту 6 основного потока</text:p>
            <text:p text:style-name="P18"/>
            <text:p text:style-name="P18">1.2 Заказ нескольких идентичных номеров журнала</text:p>
            <text:p text:style-name="P18">1. Клиент делает запрос на заказ определенного числа идентичных номеров журнала или удаление некоторых позиций (см. 1.2 Е3)</text:p>
            <text:p text:style-name="P18">2. Возврат к пункту 6 основного потока</text:p>
          </table:table-cell>
        </table:table-row>
        <table:table-row table:style-name="Таблица7.1">
          <table:table-cell table:style-name="Таблица7.A14" office:value-type="string">
            <text:p text:style-name="P18">Исключения</text:p>
          </table:table-cell>
          <table:table-cell table:style-name="Таблица7.B14" office:value-type="string">
            <text:p text:style-name="P18">1.0 Е1 Нет возможности доставки по указанному адресу</text:p>
            <text:p text:style-name="P18">1. Система сообщает клиенту, что нет возможности доставки по указанному адресу</text:p>
            <text:p text:style-name="P18">1.1 Если клиент отменяет оформление заказа, то система завершает вариант использования</text:p>
            <text:p text:style-name="P18"><text:soft-page-break/>1.2 В противном случае клиент делает запрос на самовывоз непосредственно из представительства издателя, система возвращается к пункту 12 основного потока</text:p>
            <text:p text:style-name="P18"/>
            <text:p text:style-name="P18">1.1 Е2 Клиент некорректно заполнил все обязательные поля</text:p>
            <text:p text:style-name="P18">1. Система подсвечивает некорректно заполненные поля и просит клиента проверить введенные данные</text:p>
            <text:p text:style-name="P18">1.1 Клиент вносит необходимые корректировки и возвращается к пункту 6 основного потока</text:p>
            <text:p text:style-name="P18">1.2 В противном случае клиент отменяет оформление заказа, система в свою очередь завершает вариант использования</text:p>
            <text:p text:style-name="P18"/>
            <text:p text:style-name="P18">1.2 Е3 Невозможно выполнить заказ на указанное количество одинаковой печатной продукции (номеров журнала)</text:p>
            <text:p text:style-name="P18">1. Система извещает клиента о максимальном числе одинаковых позиций продукции, на которые она способна принять заказ (доступное количество единиц продукции)</text:p>
            <text:p text:style-name="P18">1.1 Клиент изменяет количество единиц продукции и возвращается к пункту 6 основного потока</text:p>
            <text:p text:style-name="P18">1.2 В противном случае клиент отменяет оформление заказа, система в свою очередь завершает вариант использования</text:p>
          </table:table-cell>
        </table:table-row>
        <table:table-row table:style-name="Таблица7.1">
          <table:table-cell table:style-name="Таблица7.A15" office:value-type="string">
            <text:p text:style-name="P18">Бизнес-правила</text:p>
          </table:table-cell>
          <table:table-cell table:style-name="Таблица7.B15" office:value-type="string">
            <text:p text:style-name="P18">(в рамках данной работы не заданы)</text:p>
          </table:table-cell>
        </table:table-row>
        <table:table-row table:style-name="Таблица7.1">
          <table:table-cell table:style-name="Таблица7.A16" office:value-type="string">
            <text:p text:style-name="P18">Другая информация</text:p>
          </table:table-cell>
          <table:table-cell table:style-name="Таблица7.B16" office:value-type="string">
            <text:p text:style-name="P18">1. Клиент должен иметь возможность отменить заказ в любой момент до подтверждения заказа</text:p>
            <text:p text:style-name="P18">2. Клиент должен иметь возможность просматривать все заказы за последние 24 месяца</text:p>
          </table:table-cell>
        </table:table-row>
        <table:table-row table:style-name="Таблица7.1">
          <table:table-cell table:style-name="Таблица7.A17" office:value-type="string">
            <text:p text:style-name="P18">Предположения</text:p>
          </table:table-cell>
          <table:table-cell table:style-name="Таблица7.B17" office:value-type="string">
            <text:p text:style-name="P45">—</text:p>
          </table:table-cell>
        </table:table-row>
      </table:table>
      <text:p text:style-name="P7"/>
      <text:p text:style-name="P7"/>
      <text:p text:style-name="P5">Таблица 3 — ВИ «<text:span text:style-name="T16">Наименование варианта использования</text:span>»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8">Идентификатор ВИ</text:p>
          </table:table-cell>
          <table:table-cell table:style-name="Таблица8.A1" office:value-type="string">
            <text:p text:style-name="P43">UC-N</text:p>
          </table:table-cell>
        </table:table-row>
        <table:table-row table:style-name="Таблица8.1">
          <table:table-cell table:style-name="Таблица8.A2" office:value-type="string">
            <text:p text:style-name="P18">Наименование</text:p>
          </table:table-cell>
          <table:table-cell table:style-name="Таблица8.B2" office:value-type="string">
            <text:p text:style-name="P18">(данное поле обязательно для заполнения)</text:p>
          </table:table-cell>
        </table:table-row>
        <table:table-row table:style-name="Таблица8.1">
          <table:table-cell table:style-name="Таблица8.A3" office:value-type="string">
            <text:p text:style-name="P18">Автор</text:p>
          </table:table-cell>
          <table:table-cell table:style-name="Таблица8.B3" office:value-type="string">
            <text:p text:style-name="P42">(обязательно для заполнения)</text:p>
          </table:table-cell>
        </table:table-row>
        <table:table-row table:style-name="Таблица8.1">
          <table:table-cell table:style-name="Таблица8.A4" office:value-type="string">
            <text:p text:style-name="P18">Дата создания</text:p>
          </table:table-cell>
          <table:table-cell table:style-name="Таблица8.B4" office:value-type="string">
            <text:p text:style-name="P18">(обязательно для заполнения)</text:p>
          </table:table-cell>
        </table:table-row>
        <table:table-row table:style-name="Таблица8.1">
          <table:table-cell table:style-name="Таблица8.A5" office:value-type="string">
            <text:p text:style-name="P18">Основное <text:line-break/>действующее лицо</text:p>
          </table:table-cell>
          <table:table-cell table:style-name="Таблица8.B5" office:value-type="string">
            <text:p text:style-name="P18">(обязательно для заполнения)</text:p>
          </table:table-cell>
        </table:table-row>
        <table:table-row table:style-name="Таблица8.1">
          <table:table-cell table:style-name="Таблица8.A6" office:value-type="string">
            <text:p text:style-name="P18">Дополнительное действующее лицо</text:p>
          </table:table-cell>
          <table:table-cell table:style-name="Таблица8.B6" office:value-type="string">
            <text:p text:style-name="P18">(может быть пустым)</text:p>
          </table:table-cell>
        </table:table-row>
        <table:table-row table:style-name="Таблица8.1">
          <table:table-cell table:style-name="Таблица8.A7" office:value-type="string">
            <text:p text:style-name="P18">Описание</text:p>
          </table:table-cell>
          <table:table-cell table:style-name="Таблица8.B7" office:value-type="string">
            <text:p text:style-name="P18">(обязательно для заполнения)</text:p>
          </table:table-cell>
        </table:table-row>
        <table:table-row table:style-name="Таблица8.1">
          <table:table-cell table:style-name="Таблица8.A8" office:value-type="string">
            <text:p text:style-name="P18">Приоритет</text:p>
          </table:table-cell>
          <table:table-cell table:style-name="Таблица8.B8" office:value-type="string">
            <text:p text:style-name="P18">(обязательно для заполнения)</text:p>
          </table:table-cell>
        </table:table-row>
        <table:table-row table:style-name="Таблица8.1">
          <table:table-cell table:style-name="Таблица8.A9" office:value-type="string">
            <text:p text:style-name="P18">Условие-триггер</text:p>
          </table:table-cell>
          <table:table-cell table:style-name="Таблица8.B9" office:value-type="string">
            <text:p text:style-name="P18">(обязательно для заполнения)</text:p>
          </table:table-cell>
        </table:table-row>
        <table:table-row table:style-name="Таблица8.1">
          <table:table-cell table:style-name="Таблица8.A10" office:value-type="string">
            <text:p text:style-name="P18">Предварительные условия</text:p>
          </table:table-cell>
          <table:table-cell table:style-name="Таблица8.B10" office:value-type="string">
            <text:p text:style-name="P18">(может быть пустым)</text:p>
          </table:table-cell>
        </table:table-row>
        <table:table-row table:style-name="Таблица8.1">
          <table:table-cell table:style-name="Таблица8.A11" office:value-type="string">
            <text:p text:style-name="P18">Выходные условия</text:p>
          </table:table-cell>
          <table:table-cell table:style-name="Таблица8.B11" office:value-type="string">
            <text:p text:style-name="P18">(обязательно для заполнения)</text:p>
          </table:table-cell>
        </table:table-row>
        <table:table-row table:style-name="Таблица8.1">
          <table:table-cell table:style-name="Таблица8.A12" office:value-type="string">
            <text:p text:style-name="P18">Основные потоки</text:p>
          </table:table-cell>
          <table:table-cell table:style-name="Таблица8.B12" office:value-type="string">
            <text:p text:style-name="P18">(обязательно для заполнения)</text:p>
            <text:p text:style-name="P18"/>
            <text:p text:style-name="P21"><text:soft-page-break/><text:span text:style-name="T8">Если вы описываете ВИ «CRUD имя_объекта» или<text:line-break/>«</text:span><text:span text:style-name="T10">CRUD</text:span><text:span text:style-name="T8"> Управление имя_объекта»:</text:span></text:p>
            <text:p text:style-name="P18"/>
            <text:p text:style-name="P19">1.0 Добавить объект</text:p>
            <text:p text:style-name="P19">1. …</text:p>
            <text:p text:style-name="P19">2. …</text:p>
            <text:p text:style-name="P19"/>
            <text:p text:style-name="P19">2.0 Просмотр объекта</text:p>
            <text:p text:style-name="P19">1. …</text:p>
            <text:p text:style-name="P19">2. …</text:p>
            <text:p text:style-name="P19"/>
            <text:p text:style-name="P19">3.0 Редактировать объект</text:p>
            <text:p text:style-name="P19">1. …</text:p>
            <text:p text:style-name="P19">2. …</text:p>
            <text:p text:style-name="P19"/>
            <text:p text:style-name="P19">4.0 Удалить объект</text:p>
            <text:p text:style-name="P19">1. …</text:p>
            <text:p text:style-name="P19">2. …</text:p>
            <text:p text:style-name="P19"/>
            <text:p text:style-name="P21"><text:span text:style-name="T8">Каждая операция </text:span><text:span text:style-name="T10">CRUD</text:span><text:span text:style-name="T8"> в этом случае — это </text:span><text:span text:style-name="T11">основной</text:span><text:span text:style-name="T8"> поток</text:span></text:p>
            <text:p text:style-name="P18"/>
          </table:table-cell>
        </table:table-row>
        <table:table-row table:style-name="Таблица8.1">
          <table:table-cell table:style-name="Таблица8.A13" office:value-type="string">
            <text:p text:style-name="P18">Альтернативные потоки</text:p>
          </table:table-cell>
          <table:table-cell table:style-name="Таблица8.B13" office:value-type="string">
            <text:p text:style-name="P18">(обязательно для заполнения по заданию)</text:p>
          </table:table-cell>
        </table:table-row>
        <table:table-row table:style-name="Таблица8.1">
          <table:table-cell table:style-name="Таблица8.A14" office:value-type="string">
            <text:p text:style-name="P18">Исключения</text:p>
          </table:table-cell>
          <table:table-cell table:style-name="Таблица8.B14" office:value-type="string">
            <text:p text:style-name="P18">(обязательно для заполнения по заданию)</text:p>
          </table:table-cell>
        </table:table-row>
        <table:table-row table:style-name="Таблица8.1">
          <table:table-cell table:style-name="Таблица8.A15" office:value-type="string">
            <text:p text:style-name="P18">Бизнес-правила</text:p>
          </table:table-cell>
          <table:table-cell table:style-name="Таблица8.B15" office:value-type="string">
            <text:p text:style-name="P18">(в рамках данной работы не заданы)</text:p>
          </table:table-cell>
        </table:table-row>
        <table:table-row table:style-name="Таблица8.1">
          <table:table-cell table:style-name="Таблица8.A16" office:value-type="string">
            <text:p text:style-name="P18">Другая информация</text:p>
          </table:table-cell>
          <table:table-cell table:style-name="Таблица8.B16" office:value-type="string">
            <text:p text:style-name="P18">(может быть пустым)</text:p>
          </table:table-cell>
        </table:table-row>
        <table:table-row table:style-name="Таблица8.1">
          <table:table-cell table:style-name="Таблица8.A17" office:value-type="string">
            <text:p text:style-name="P18">Предположения</text:p>
          </table:table-cell>
          <table:table-cell table:style-name="Таблица8.B17" office:value-type="string">
            <text:p text:style-name="P18">(может быть пустым)</text:p>
          </table:table-cell>
        </table:table-row>
      </table:table>
      <text:p text:style-name="P7"/>
      <text:p text:style-name="P11"/>
      <text:p text:style-name="P13">ЗАКЛЮЧЕНИЕ</text:p>
      <text:p text:style-name="P7"/>
      <text:p text:style-name="P7"/>
      <text:p text:style-name="P23">В результате выполнения данной лабораторной работы был изучен один из способов описания взаимодействия пользователя и системы — спецификация вариантов использования.</text:p>
      <text:p text:style-name="P23">В соответствии с требованиями задания составлены спецификации следующих вариантов использования:</text:p>
      <text:list xml:id="list1045963603" text:style-name="WWNum3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2">Бесплатный ознакомительный просмотр манги</text:p>
                                </text:list-item>
                                <text:list-item>
                                  <text:p text:style-name="P52">Заказ печатной версии журнала</text:p>
                                </text:list-item>
                                <text:list-item>
                                  <text:p text:style-name="P51">…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3">При выполнении настоящей работы был не учтен важный фактор, который может влиять на отдельны<text:bookmark text:name="_GoBack"/>е шаги нормального направления ВИ — бизнес-правила, которые задают разрешенные входные значения или определяют выполняемые вычисления. По заданию бизнес-правила не определены для данной работы и, соответственно, спецификация ВИ должна быть составлена только с точки зрения выделенных пользовательских требований. За исключением данного момента составленная спецификация является полной и корректной с точки зрения постановки задания и требуемой детализации вариантов использования.</text:p>
      <text:p text:style-name="P23"/>
      <text:p text:style-name="P8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2"/>
      <text:p text:style-name="P13">СПИСОК ИСПОЛЬЗОВАННЫХ ИСТОЧНИКОВ</text:p>
      <text:p text:style-name="P7"/>
      <text:p text:style-name="P7"/>
      <text:list xml:id="list1933030274" text:style-name="WWNum3">
        <text:list-item>
          <text:p text:style-name="P53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No_20_Spacing"/>
      <text:list xml:id="list151015510666864" text:continue-numbering="true" text:style-name="WWNum3">
        <text:list-item>
          <text:p text:style-name="P53">Вигерс, Карл. Разработка требований к программному обеспечению = <text:span text:style-name="T1">Software</text:span> <text:span text:style-name="T1">Requirements</text:span>: пер. с англ.; 3-е издание, дополненное / Карл Виггерс, Джой Битти — СПб.: Издательство «<text:span text:style-name="T1">BHV</text:span>», 2020. — 736 с.: ил.</text:p>
        </text:list-item>
      </text:list>
      <text:p text:style-name="No_20_Spacing"/>
      <text:list xml:id="list151015055373117" text:continue-numbering="true" text:style-name="WWNum3">
        <text:list-item>
          <text:p text:style-name="P53"><text:span text:style-name="T1">What is Use Case Specification? </text:span>[Электронный ресурс]. — <text:span text:style-name="T1">Visual</text:span> <text:span text:style-name="T1">Paradigm</text:span>, 2022. — <text:span text:style-name="T1">URL</text:span>: <text:span text:style-name="Internet_20_link"><text:span text:style-name="T2">https</text:span></text:span><text:span text:style-name="Internet_20_link"><text:span text:style-name="T15">://</text:span></text:span><text:span text:style-name="Internet_20_link"><text:span text:style-name="T2">www</text:span></text:span><text:span text:style-name="Internet_20_link"><text:span text:style-name="T15">.</text:span></text:span><text:span text:style-name="Internet_20_link"><text:span text:style-name="T2">visual</text:span></text:span><text:span text:style-name="Internet_20_link"><text:span text:style-name="T15">-</text:span></text:span><text:span text:style-name="Internet_20_link"><text:span text:style-name="T2">paradigm</text:span></text:span><text:span text:style-name="Internet_20_link"><text:span text:style-name="T15">.</text:span></text:span><text:span text:style-name="Internet_20_link"><text:span text:style-name="T2">com</text:span></text:span><text:span text:style-name="Internet_20_link"><text:span text:style-name="T15">/</text:span></text:span><text:span text:style-name="Internet_20_link"><text:span text:style-name="T2">guide</text:span></text:span><text:span text:style-name="Internet_20_link"><text:span text:style-name="T15">/</text:span></text:span><text:span text:style-name="Internet_20_link"><text:span text:style-name="T2">use</text:span></text:span><text:span text:style-name="Internet_20_link"><text:span text:style-name="T15">-</text:span></text:span><text:span text:style-name="Internet_20_link"><text:span text:style-name="T2">case</text:span></text:span><text:span text:style-name="Internet_20_link"><text:span text:style-name="T15">/</text:span></text:span><text:span text:style-name="Internet_20_link"><text:span text:style-name="T2">what</text:span></text:span><text:span text:style-name="Internet_20_link"><text:span text:style-name="T15">-</text:span></text:span><text:span text:style-name="Internet_20_link"><text:span text:style-name="T2">is</text:span></text:span><text:span text:style-name="Internet_20_link"><text:span text:style-name="T15">-</text:span></text:span><text:span text:style-name="Internet_20_link"><text:span text:style-name="T2">use</text:span></text:span><text:span text:style-name="Internet_20_link"><text:span text:style-name="T15">-</text:span></text:span><text:span text:style-name="Internet_20_link"><text:span text:style-name="T2">case</text:span></text:span><text:span text:style-name="Internet_20_link"><text:span text:style-name="T15">-</text:span></text:span><text:span text:style-name="Internet_20_link"><text:span text:style-name="T2">specification</text:span></text:span><text:span text:style-name="Internet_20_link"><text:span text:style-name="T15">/</text:span></text:span> (дата обращения: 02.0<text:span text:style-name="T3">4</text:span>.2022)</text:p>
        </text:list-item>
      </text:list>
      <text:p text:style-name="No_20_Spacing"/>
      <text:list xml:id="list151015299005380" text:continue-numbering="true" text:style-name="WWNum3">
        <text:list-item>
          <text:p text:style-name="P53"><text:span text:style-name="T1">System Use Cases: An Agile Introduction [</text:span>Электронный<text:span text:style-name="T1"> </text:span>ресурс<text:span text:style-name="T1">]. — Scott W. Ambler, 2003-2022. — URL: </text:span><text:a xlink:type="simple" xlink:href="http://agilemodeling.com/artifacts/systemUseCase.htm" text:style-name="ListLabel_20_20" text:visited-style-name="ListLabel_20_20"><text:span text:style-name="Internet_20_link"><text:span text:style-name="T2">http://agilemodeling.com/artifacts/systemUseCase.htm</text:span></text:span></text:a><text:span text:style-name="Internet_20_link"><text:span text:style-name="T2"><text:line-break/></text:span></text:span><text:span text:style-name="T1">(</text:span>дата<text:span text:style-name="T1"> </text:span>обращения<text:span text:style-name="T1">: 02.0</text:span><text:span text:style-name="T3">4</text:span><text:span text:style-name="T1">.2022)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language="en" fo:country="US" fo:font-style="italic" style:text-underline-style="none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ambria1"/>
      </text:list-level-style-bullet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3">Санкт-Петербург 20<text:span text:style-name="MT1">22</text:span></text:p>
        <text:p text:style-name="MP3"/>
      </style:footer>
    </style:master-page>
    <style:master-page style:name="Converted1" style:page-layout-name="Mpm3">
      <style:header>
        <text:p text:style-name="MP1"><text:tab/></text:p>
      </style:header>
      <style:footer>
        <text:p text:style-name="MP2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67</meta:editing-cycles>
    <meta:creation-date>2019-09-12T21:24:00</meta:creation-date>
    <dc:date>2022-03-15T15:10:13.548000000</dc:date>
    <meta:editing-duration>P1DT12H3M18S</meta:editing-duration>
    <meta:generator>LibreOffice/6.2.5.2$Windows_x86 LibreOffice_project/1ec314fa52f458adc18c4f025c545a4e8b22c159</meta:generator>
    <meta:document-statistic meta:table-count="8" meta:image-count="0" meta:object-count="0" meta:page-count="10" meta:paragraph-count="260" meta:word-count="2045" meta:character-count="15786" meta:non-whitespace-character-count="139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